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fa3c" officeooo:paragraph-rsid="000afa3c"/>
    </style:style>
    <style:style style:name="P2" style:family="paragraph" style:parent-style-name="Standard">
      <style:text-properties officeooo:rsid="000c3efa" officeooo:paragraph-rsid="000c3efa"/>
    </style:style>
    <style:style style:name="P3" style:family="paragraph" style:parent-style-name="Standard">
      <style:text-properties officeooo:rsid="000dfb41" officeooo:paragraph-rsid="000dfb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Exp No:02</text:p>
      <text:p text:style-name="Standard"/>
      <text:p text:style-name="Standard"/>
      <text:p text:style-name="P1">muskan@muskan:~$ mysql -u root -p</text:p>
      <text:p text:style-name="P1">Enter password: </text:p>
      <text:p text:style-name="P1">Welcome to the MySQL monitor. <text:s/>Commands end with ; or \g.</text:p>
      <text:p text:style-name="P1">Your MySQL connection id is 2</text:p>
      <text:p text:style-name="P1">Server version: 5.7.24 MySQL Community Server (GPL)</text:p>
      <text:p text:style-name="P1"/>
      <text:p text:style-name="P1">Copyright (c) 2000, 2018, Oracle and/or its affiliates. All rights reserved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-- MySQL Workbench Forward Engineering</text:p>
      <text:p text:style-name="P1">mysql&gt; </text:p>
      <text:p text:style-name="P1">mysql&gt; SET @OLD_UNIQUE_CHECKS=@@UNIQUE_CHECKS, UNIQUE_CHECKS=0;</text:p>
      <text:p text:style-name="P1">Query OK, 0 rows affected (0.00 sec)</text:p>
      <text:p text:style-name="P1"/>
      <text:p text:style-name="P1">mysql&gt; SET @OLD_FOREIGN_KEY_CHECKS=@@FOREIGN_KEY_CHECKS, FOREIGN_KEY_CHECKS=0;</text:p>
      <text:p text:style-name="P1">Query OK, 0 rows affected (0.00 sec)</text:p>
      <text:p text:style-name="P1"/>
      <text:p text:style-name="P1">mysql&gt; SET @OLD_SQL_MODE=@@SQL_MODE, SQL_MODE='TRADITIONAL,ALLOW_INVALID_DATES'; </text:p>
      <text:p text:style-name="P1">Query OK, 0 rows affected (0.00 sec)</text:p>
      <text:p text:style-name="P1"/>
      <text:p text:style-name="P1">mysql&gt; </text:p>
      <text:p text:style-name="P1">mysql&gt; -- -----------------------------------------------------</text:p>
      <text:p text:style-name="P1">mysql&gt; -- Schema mydb</text:p>
      <text:p text:style-name="P1">mysql&gt; -- -----------------------------------------------------</text:p>
      <text:p text:style-name="P1">mysql&gt; </text:p>
      <text:p text:style-name="P1">mysql&gt; -- -----------------------------------------------------</text:p>
      <text:p text:style-name="P1">mysql&gt; -- Schema mydb</text:p>
      <text:p text:style-name="P1">mysql&gt; -- -----------------------------------------------------</text:p>
      <text:p text:style-name="P1">mysql&gt; CREATE SCHEMA IF NOT EXISTS `mydb` DEFAULT CHARACTER SET utf8 ;</text:p>
      <text:p text:style-name="P1">Query OK, 1 row affected, 1 warning (0.00 sec)</text:p>
      <text:p text:style-name="P1"/>
      <text:p text:style-name="P1">mysql&gt; USE `mydb` ;</text:p>
      <text:p text:style-name="P1">Database changed</text:p>
      <text:p text:style-name="P1">mysql&gt; </text:p>
      <text:p text:style-name="P1">mysql&gt; -- -----------------------------------------------------</text:p>
      <text:p text:style-name="P1">mysql&gt; -- Table `mydb`.`Sales`</text:p>
      <text:p text:style-name="P1">mysql&gt; -- -----------------------------------------------------</text:p>
      <text:p text:style-name="P1">mysql&gt; CREATE TABLE IF NOT EXISTS `mydb`.`Sales` (</text:p>
      <text:p text:style-name="P1"><text:s text:c="4"/>-&gt; <text:s text:c="2"/>`Year` INT NOT NULL,</text:p>
      <text:p text:style-name="P1"><text:s text:c="4"/>-&gt; <text:s text:c="2"/>`Country` VARCHAR(45) NOT NULL,</text:p>
      <text:p text:style-name="P1"><text:s text:c="4"/>-&gt; <text:s text:c="2"/>`Product` VARCHAR(45) NOT NULL,</text:p>
      <text:p text:style-name="P1"><text:soft-page-break/><text:s text:c="4"/>-&gt; <text:s text:c="2"/>`Profit` VARCHAR(45) NULL,</text:p>
      <text:p text:style-name="P1"><text:s text:c="4"/>-&gt; <text:s text:c="2"/>PRIMARY KEY (`Year`, `Country`, `Product`))</text:p>
      <text:p text:style-name="P1"><text:s text:c="4"/>-&gt; ENGINE = InnoDB;</text:p>
      <text:p text:style-name="P1">Query OK, 0 rows affected (0.28 sec)</text:p>
      <text:p text:style-name="P1"/>
      <text:p text:style-name="P1">mysql&gt; </text:p>
      <text:p text:style-name="P1">mysql&gt; </text:p>
      <text:p text:style-name="P1">mysql&gt; SET SQL_MODE=@OLD_SQL_MODE;</text:p>
      <text:p text:style-name="P1">Query OK, 0 rows affected (0.00 sec)</text:p>
      <text:p text:style-name="P1"/>
      <text:p text:style-name="P1">mysql&gt; SET FOREIGN_KEY_CHECKS=@OLD_FOREIGN_KEY_CHECKS;</text:p>
      <text:p text:style-name="P1">Query OK, 0 rows affected (0.00 sec)</text:p>
      <text:p text:style-name="P1"/>
      <text:p text:style-name="P1">mysql&gt; SET UNIQUE_CHECKS=@OLD_UNIQUE_CHECKS;</text:p>
      <text:p text:style-name="P1">Query OK, 0 rows affected (0.00 sec)</text:p>
      <text:p text:style-name="P1"/>
      <text:p text:style-name="P1">mysql&gt; </text:p>
      <text:p text:style-name="P1">mysql&gt; -- -----------------------------------------------------</text:p>
      <text:p text:style-name="P1">mysql&gt; -- Data for table `mydb`.`Sales`</text:p>
      <text:p text:style-name="P1">mysql&gt; -- -----------------------------------------------------</text:p>
      <text:p text:style-name="P1">mysql&gt; START TRANSACTION;</text:p>
      <text:p text:style-name="P1">Query OK, 0 rows affected (0.00 sec)</text:p>
      <text:p text:style-name="P1"/>
      <text:p text:style-name="P1">mysql&gt; USE `mydb`;</text:p>
      <text:p text:style-name="P1">Database changed</text:p>
      <text:p text:style-name="P1">mysql&gt; INSERT INTO `mydb`.`Sales` (`Year`, `Country`, `Product`, `Profit`) VALUES (1988, 'India', 'shoes', '10');</text:p>
      <text:p text:style-name="P1">Query OK, 1 row affected (0.05 sec)</text:p>
      <text:p text:style-name="P1"/>
      <text:p text:style-name="P1">mysql&gt; INSERT INTO `mydb`.`Sales` (`Year`, `Country`, `Product`, `Profit`) VALUES (1988, 'India', 'milk', '20');</text:p>
      <text:p text:style-name="P1">Query OK, 1 row affected (0.00 sec)</text:p>
      <text:p text:style-name="P1"/>
      <text:p text:style-name="P1">mysql&gt; INSERT INTO `mydb`.`Sales` (`Year`, `Country`, `Product`, `Profit`) VALUES (2002, 'India', 'ghee', '30');</text:p>
      <text:p text:style-name="P1">Query OK, 1 row affected (0.00 sec)</text:p>
      <text:p text:style-name="P1"/>
      <text:p text:style-name="P1">mysql&gt; INSERT INTO `mydb`.`Sales` (`Year`, `Country`, `Product`, `Profit`) VALUES (1990, 'India', 'laptop', '40');</text:p>
      <text:p text:style-name="P1">Query OK, 1 row affected (0.00 sec)</text:p>
      <text:p text:style-name="P1"/>
      <text:p text:style-name="P1">mysql&gt; INSERT INTO `mydb`.`Sales` (`Year`, `Country`, `Product`, `Profit`) VALUES (1992, 'India', 'bottle', '54');</text:p>
      <text:p text:style-name="P1">Query OK, 1 row affected (0.00 sec)</text:p>
      <text:p text:style-name="P1"/>
      <text:p text:style-name="P1">mysql&gt; INSERT INTO `mydb`.`Sales` (`Year`, `Country`, `Product`, `Profit`) VALUES (1993, 'India', 'mobile', '50');</text:p>
      <text:p text:style-name="P1">Query OK, 1 row affected (0.00 sec)</text:p>
      <text:p text:style-name="P1"/>
      <text:p text:style-name="P1">mysql&gt; INSERT INTO `mydb`.`Sales` (`Year`, `Country`, `Product`, `Profit`) VALUES (1992, 'Japan', 'mobile', '64');</text:p>
      <text:p text:style-name="P1">Query OK, 1 row affected (0.00 sec)</text:p>
      <text:p text:style-name="P1"><text:soft-page-break/></text:p>
      <text:p text:style-name="P1">mysql&gt; INSERT INTO `mydb`.`Sales` (`Year`, `Country`, `Product`, `Profit`) VALUES (1995, 'Japan', 'ghee', '60');</text:p>
      <text:p text:style-name="P1">Query OK, 1 row affected (0.00 sec)</text:p>
      <text:p text:style-name="P1"/>
      <text:p text:style-name="P1">mysql&gt; INSERT INTO `mydb`.`Sales` (`Year`, `Country`, `Product`, `Profit`) VALUES (1995, 'Japan', 'bottle', '66');</text:p>
      <text:p text:style-name="P1">Query OK, 1 row affected (0.00 sec)</text:p>
      <text:p text:style-name="P1"/>
      <text:p text:style-name="P1">mysql&gt; INSERT INTO `mydb`.`Sales` (`Year`, `Country`, `Product`, `Profit`) VALUES (1997, 'Japan', 'laptop', '70');</text:p>
      <text:p text:style-name="P1">Query OK, 1 row affected (0.00 sec)</text:p>
      <text:p text:style-name="P1"/>
      <text:p text:style-name="P1">mysql&gt; INSERT INTO `mydb`.`Sales` (`Year`, `Country`, `Product`, `Profit`) VALUES (1998, 'Japan', 'shoes', '72');</text:p>
      <text:p text:style-name="P1">Query OK, 1 row affected (0.00 sec)</text:p>
      <text:p text:style-name="P1"/>
      <text:p text:style-name="P1">mysql&gt; INSERT INTO `mydb`.`Sales` (`Year`, `Country`, `Product`, `Profit`) VALUES (1992, 'Japan', 'milk', '77');</text:p>
      <text:p text:style-name="P1">Query OK, 1 row affected (0.00 sec)</text:p>
      <text:p text:style-name="P1"/>
      <text:p text:style-name="P1">mysql&gt; INSERT INTO `mydb`.`Sales` (`Year`, `Country`, `Product`, `Profit`) VALUES (2000, 'pakistan', 'milk', '80');</text:p>
      <text:p text:style-name="P1">Query OK, 1 row affected (0.00 sec)</text:p>
      <text:p text:style-name="P1"/>
      <text:p text:style-name="P1">mysql&gt; INSERT INTO `mydb`.`Sales` (`Year`, `Country`, `Product`, `Profit`) VALUES (2006, 'pakistan', 'laptop', '81');</text:p>
      <text:p text:style-name="P1">Query OK, 1 row affected (0.00 sec)</text:p>
      <text:p text:style-name="P1"/>
      <text:p text:style-name="P1">mysql&gt; INSERT INTO `mydb`.`Sales` (`Year`, `Country`, `Product`, `Profit`) VALUES (2002, 'pakistan', 'shoes', '83');</text:p>
      <text:p text:style-name="P1">Query OK, 1 row affected (0.00 sec)</text:p>
      <text:p text:style-name="P1"/>
      <text:p text:style-name="P1">mysql&gt; INSERT INTO `mydb`.`Sales` (`Year`, `Country`, `Product`, `Profit`) VALUES (2002, 'pakistan', 'bottle', '85');</text:p>
      <text:p text:style-name="P1">Query OK, 1 row affected (0.00 sec)</text:p>
      <text:p text:style-name="P1"/>
      <text:p text:style-name="P1">mysql&gt; INSERT INTO `mydb`.`Sales` (`Year`, `Country`, `Product`, `Profit`) VALUES (1990, 'pakistan', 'ghee', '29');</text:p>
      <text:p text:style-name="P1">Query OK, 1 row affected (0.00 sec)</text:p>
      <text:p text:style-name="P1"/>
      <text:p text:style-name="P1">mysql&gt; INSERT INTO `mydb`.`Sales` (`Year`, `Country`, `Product`, `Profit`) VALUES (2005, 'pakistan', 'mobile', '33');</text:p>
      <text:p text:style-name="P1">Query OK, 1 row affected (0.00 sec)</text:p>
      <text:p text:style-name="P1"/>
      <text:p text:style-name="P1">mysql&gt; INSERT INTO `mydb`.`Sales` (`Year`, `Country`, `Product`, `Profit`) VALUES (2006, 'china', 'mobile', '92');</text:p>
      <text:p text:style-name="P1">Query OK, 1 row affected (0.00 sec)</text:p>
      <text:p text:style-name="P1"/>
      <text:p text:style-name="P1">mysql&gt; INSERT INTO `mydb`.`Sales` (`Year`, `Country`, `Product`, `Profit`) VALUES (2006, 'china', 'ghee', '15');</text:p>
      <text:p text:style-name="P1">Query OK, 1 row affected (0.00 sec)</text:p>
      <text:p text:style-name="P1"><text:soft-page-break/></text:p>
      <text:p text:style-name="P1">mysql&gt; INSERT INTO `mydb`.`Sales` (`Year`, `Country`, `Product`, `Profit`) VALUES (2008, 'china', 'laptop', '13');</text:p>
      <text:p text:style-name="P1">Query OK, 1 row affected (0.00 sec)</text:p>
      <text:p text:style-name="P1"/>
      <text:p text:style-name="P1">mysql&gt; INSERT INTO `mydb`.`Sales` (`Year`, `Country`, `Product`, `Profit`) VALUES (2009, 'china', 'milk', '25');</text:p>
      <text:p text:style-name="P1">Query OK, 1 row affected (0.00 sec)</text:p>
      <text:p text:style-name="P1"/>
      <text:p text:style-name="P1">mysql&gt; INSERT INTO `mydb`.`Sales` (`Year`, `Country`, `Product`, `Profit`) VALUES (2010, 'china', 'bottle', '35');</text:p>
      <text:p text:style-name="P1">Query OK, 1 row affected (0.00 sec)</text:p>
      <text:p text:style-name="P1"/>
      <text:p text:style-name="P1">mysql&gt; INSERT INTO `mydb`.`Sales` (`Year`, `Country`, `Product`, `Profit`) VALUES (2011, 'china', 'shoes', '45');</text:p>
      <text:p text:style-name="P1">Query OK, 1 row affected (0.00 sec)</text:p>
      <text:p text:style-name="P1"/>
      <text:p text:style-name="P1">mysql&gt; INSERT INTO `mydb`.`Sales` (`Year`, `Country`, `Product`, `Profit`) VALUES (DEFAULT, DEFAULT, DEFAULT, '');</text:p>
      <text:p text:style-name="P1">ERROR 1364 (HY000): Field 'Year' doesn't have a default value</text:p>
      <text:p text:style-name="P1">mysql&gt; </text:p>
      <text:p text:style-name="P1">mysql&gt; COMMIT;</text:p>
      <text:p text:style-name="P1">Query OK, 0 rows affected (0.06 sec)</text:p>
      <text:p text:style-name="P1"/>
      <text:p text:style-name="P1">mysql&gt; use mydb;</text:p>
      <text:p text:style-name="P1">Database changed</text:p>
      <text:p text:style-name="P1">mysql&gt; show tables;</text:p>
      <text:p text:style-name="P1">+----------------+</text:p>
      <text:p text:style-name="P1">| Tables_in_mydb |</text:p>
      <text:p text:style-name="P1">+----------------+</text:p>
      <text:p text:style-name="P1">| Sales <text:s text:c="9"/>|</text:p>
      <text:p text:style-name="P1">+----------------+</text:p>
      <text:p text:style-name="P1">1 row in set (0.00 sec)</text:p>
      <text:p text:style-name="P1"/>
      <text:p text:style-name="P1">mysql&gt; select * from Sales;</text:p>
      <text:p text:style-name="P1">+------+----------+---------+--------+</text:p>
      <text:p text:style-name="P1">| Year | Country <text:s/>| Product | Profit |</text:p>
      <text:p text:style-name="P1">+------+----------+---------+--------+</text:p>
      <text:p text:style-name="P1">| 1988 | India <text:s text:c="3"/>| milk <text:s text:c="3"/>| 20 <text:s text:c="4"/>|</text:p>
      <text:p text:style-name="P1">| 1988 | India <text:s text:c="3"/>| shoes <text:s text:c="2"/>| 10 <text:s text:c="4"/>|</text:p>
      <text:p text:style-name="P1">| 1990 | India <text:s text:c="3"/>| laptop <text:s/>| 40 <text:s text:c="4"/>|</text:p>
      <text:p text:style-name="P1">| 1990 | pakistan | ghee <text:s text:c="3"/>| 29 <text:s text:c="4"/>|</text:p>
      <text:p text:style-name="P1">| 1992 | India <text:s text:c="3"/>| bottle <text:s/>| 54 <text:s text:c="4"/>|</text:p>
      <text:p text:style-name="P1">| 1992 | Japan <text:s text:c="3"/>| milk <text:s text:c="3"/>| 77 <text:s text:c="4"/>|</text:p>
      <text:p text:style-name="P1">| 1992 | Japan <text:s text:c="3"/>| mobile <text:s/>| 64 <text:s text:c="4"/>|</text:p>
      <text:p text:style-name="P1">| 1993 | India <text:s text:c="3"/>| mobile <text:s/>| 50 <text:s text:c="4"/>|</text:p>
      <text:p text:style-name="P1">| 1995 | Japan <text:s text:c="3"/>| bottle <text:s/>| 66 <text:s text:c="4"/>|</text:p>
      <text:p text:style-name="P1">| 1995 | Japan <text:s text:c="3"/>| ghee <text:s text:c="3"/>| 60 <text:s text:c="4"/>|</text:p>
      <text:p text:style-name="P1">| 1997 | Japan <text:s text:c="3"/>| laptop <text:s/>| 70 <text:s text:c="4"/>|</text:p>
      <text:p text:style-name="P1">| 1998 | Japan <text:s text:c="3"/>| shoes <text:s text:c="2"/>| 72 <text:s text:c="4"/>|</text:p>
      <text:p text:style-name="P1">| 2000 | pakistan | milk <text:s text:c="3"/>| 80 <text:s text:c="4"/>|</text:p>
      <text:p text:style-name="P1">| 2002 | India <text:s text:c="3"/>| ghee <text:s text:c="3"/>| 30 <text:s text:c="4"/>|</text:p>
      <text:p text:style-name="P1"><text:soft-page-break/>| 2002 | pakistan | bottle <text:s/>| 85 <text:s text:c="4"/>|</text:p>
      <text:p text:style-name="P1">| 2002 | pakistan | shoes <text:s text:c="2"/>| 83 <text:s text:c="4"/>|</text:p>
      <text:p text:style-name="P1">| 2005 | pakistan | mobile <text:s/>| 33 <text:s text:c="4"/>|</text:p>
      <text:p text:style-name="P1">| 2006 | china <text:s text:c="3"/>| ghee <text:s text:c="3"/>| 15 <text:s text:c="4"/>|</text:p>
      <text:p text:style-name="P1">| 2006 | china <text:s text:c="3"/>| mobile <text:s/>| 92 <text:s text:c="4"/>|</text:p>
      <text:p text:style-name="P1">| 2006 | pakistan | laptop <text:s/>| 81 <text:s text:c="4"/>|</text:p>
      <text:p text:style-name="P1">| 2008 | china <text:s text:c="3"/>| laptop <text:s/>| 13 <text:s text:c="4"/>|</text:p>
      <text:p text:style-name="P1">| 2009 | china <text:s text:c="3"/>| milk <text:s text:c="3"/>| 25 <text:s text:c="4"/>|</text:p>
      <text:p text:style-name="P1">| 2010 | china <text:s text:c="3"/>| bottle <text:s/>| 35 <text:s text:c="4"/>|</text:p>
      <text:p text:style-name="P1">| 2011 | china <text:s text:c="3"/>| shoes <text:s text:c="2"/>| 45 <text:s text:c="4"/>|</text:p>
      <text:p text:style-name="P1">+------+----------+---------+--------+</text:p>
      <text:p text:style-name="P1">24 rows in set (0.00 sec)</text:p>
      <text:p text:style-name="P1"/>
      <text:p text:style-name="P1">mysql&gt; select Year,sum(Profit) from Sales group by Year;</text:p>
      <text:p text:style-name="P1">+------+-------------+</text:p>
      <text:p text:style-name="P1">| Year | sum(Profit) |</text:p>
      <text:p text:style-name="P1">+------+-------------+</text:p>
      <text:p text:style-name="P1">| 1988 | <text:s text:c="9"/>30 |</text:p>
      <text:p text:style-name="P1">| 1990 | <text:s text:c="9"/>69 |</text:p>
      <text:p text:style-name="P1">| 1992 | <text:s text:c="8"/>195 |</text:p>
      <text:p text:style-name="P1">| 1993 | <text:s text:c="9"/>50 |</text:p>
      <text:p text:style-name="P1">| 1995 | <text:s text:c="8"/>126 |</text:p>
      <text:p text:style-name="P1">| 1997 | <text:s text:c="9"/>70 |</text:p>
      <text:p text:style-name="P1">| 1998 | <text:s text:c="9"/>72 |</text:p>
      <text:p text:style-name="P1">| 2000 | <text:s text:c="9"/>80 |</text:p>
      <text:p text:style-name="P1">| 2002 | <text:s text:c="8"/>198 |</text:p>
      <text:p text:style-name="P1">| 2005 | <text:s text:c="9"/>33 |</text:p>
      <text:p text:style-name="P1">| 2006 | <text:s text:c="8"/>188 |</text:p>
      <text:p text:style-name="P1">| 2008 | <text:s text:c="9"/>13 |</text:p>
      <text:p text:style-name="P1">| 2009 | <text:s text:c="9"/>25 |</text:p>
      <text:p text:style-name="P1">| 2010 | <text:s text:c="9"/>35 |</text:p>
      <text:p text:style-name="P1">| 2011 | <text:s text:c="9"/>45 |</text:p>
      <text:p text:style-name="P1">+------+-------------+</text:p>
      <text:p text:style-name="P1">15 rows in set (0.00 sec)</text:p>
      <text:p text:style-name="P1"/>
      <text:p text:style-name="P1">mysql&gt; <text:s/>select Year,sum(Profit) from Sales group by Year with rollup;</text:p>
      <text:p text:style-name="P1">+------+-------------+</text:p>
      <text:p text:style-name="P1">| Year | sum(Profit) |</text:p>
      <text:p text:style-name="P1">+------+-------------+</text:p>
      <text:p text:style-name="P1">| 1988 | <text:s text:c="9"/>30 |</text:p>
      <text:p text:style-name="P1">| 1990 | <text:s text:c="9"/>69 |</text:p>
      <text:p text:style-name="P1">| 1992 | <text:s text:c="8"/>195 |</text:p>
      <text:p text:style-name="P1">| 1993 | <text:s text:c="9"/>50 |</text:p>
      <text:p text:style-name="P1">| 1995 | <text:s text:c="8"/>126 |</text:p>
      <text:p text:style-name="P1">| 1997 | <text:s text:c="9"/>70 |</text:p>
      <text:p text:style-name="P1">| 1998 | <text:s text:c="9"/>72 |</text:p>
      <text:p text:style-name="P1">| 2000 | <text:s text:c="9"/>80 |</text:p>
      <text:p text:style-name="P1">| 2002 | <text:s text:c="8"/>198 |</text:p>
      <text:p text:style-name="P1">| 2005 | <text:s text:c="9"/>33 |</text:p>
      <text:p text:style-name="P1">| 2006 | <text:s text:c="8"/>188 |</text:p>
      <text:p text:style-name="P1">| 2008 | <text:s text:c="9"/>13 |</text:p>
      <text:p text:style-name="P1">| 2009 | <text:s text:c="9"/>25 |</text:p>
      <text:p text:style-name="P1"><text:soft-page-break/>| 2010 | <text:s text:c="9"/>35 |</text:p>
      <text:p text:style-name="P1">| 2011 | <text:s text:c="9"/>45 |</text:p>
      <text:p text:style-name="P1">| NULL | <text:s text:c="7"/>1229 |</text:p>
      <text:p text:style-name="P1">+------+-------------+</text:p>
      <text:p text:style-name="P1">16 rows in set (0.00 sec)</text:p>
      <text:p text:style-name="P1"/>
      <text:p text:style-name="P1">mysql&gt; select Year,Country,sum(Profit) from Sales group by Year,Country with rollup;</text:p>
      <text:p text:style-name="P1">+------+----------+-------------+</text:p>
      <text:p text:style-name="P1">| Year | Country <text:s/>| sum(Profit) |</text:p>
      <text:p text:style-name="P1">+------+----------+-------------+</text:p>
      <text:p text:style-name="P1">| 1988 | India <text:s text:c="3"/>| <text:s text:c="9"/>30 |</text:p>
      <text:p text:style-name="P1">| 1988 | NULL <text:s text:c="4"/>| <text:s text:c="9"/>30 |</text:p>
      <text:p text:style-name="P1">| 1990 | India <text:s text:c="3"/>| <text:s text:c="9"/>40 |</text:p>
      <text:p text:style-name="P1">| 1990 | pakistan | <text:s text:c="9"/>29 |</text:p>
      <text:p text:style-name="P1">| 1990 | NULL <text:s text:c="4"/>| <text:s text:c="9"/>69 |</text:p>
      <text:p text:style-name="P1">| 1992 | India <text:s text:c="3"/>| <text:s text:c="9"/>54 |</text:p>
      <text:p text:style-name="P1">| 1992 | Japan <text:s text:c="3"/>| <text:s text:c="8"/>141 |</text:p>
      <text:p text:style-name="P1">| 1992 | NULL <text:s text:c="4"/>| <text:s text:c="8"/>195 |</text:p>
      <text:p text:style-name="P1">| 1993 | India <text:s text:c="3"/>| <text:s text:c="9"/>50 |</text:p>
      <text:p text:style-name="P1">| 1993 | NULL <text:s text:c="4"/>| <text:s text:c="9"/>50 |</text:p>
      <text:p text:style-name="P1">| 1995 | Japan <text:s text:c="3"/>| <text:s text:c="8"/>126 |</text:p>
      <text:p text:style-name="P1">| 1995 | NULL <text:s text:c="4"/>| <text:s text:c="8"/>126 |</text:p>
      <text:p text:style-name="P1">| 1997 | Japan <text:s text:c="3"/>| <text:s text:c="9"/>70 |</text:p>
      <text:p text:style-name="P1">| 1997 | NULL <text:s text:c="4"/>| <text:s text:c="9"/>70 |</text:p>
      <text:p text:style-name="P1">| 1998 | Japan <text:s text:c="3"/>| <text:s text:c="9"/>72 |</text:p>
      <text:p text:style-name="P1">| 1998 | NULL <text:s text:c="4"/>| <text:s text:c="9"/>72 |</text:p>
      <text:p text:style-name="P1">| 2000 | pakistan | <text:s text:c="9"/>80 |</text:p>
      <text:p text:style-name="P1">| 2000 | NULL <text:s text:c="4"/>| <text:s text:c="9"/>80 |</text:p>
      <text:p text:style-name="P1">| 2002 | India <text:s text:c="3"/>| <text:s text:c="9"/>30 |</text:p>
      <text:p text:style-name="P1">| 2002 | pakistan | <text:s text:c="8"/>168 |</text:p>
      <text:p text:style-name="P1">| 2002 | NULL <text:s text:c="4"/>| <text:s text:c="8"/>198 |</text:p>
      <text:p text:style-name="P1">| 2005 | pakistan | <text:s text:c="9"/>33 |</text:p>
      <text:p text:style-name="P1">| 2005 | NULL <text:s text:c="4"/>| <text:s text:c="9"/>33 |</text:p>
      <text:p text:style-name="P1">| 2006 | china <text:s text:c="3"/>| <text:s text:c="8"/>107 |</text:p>
      <text:p text:style-name="P1">| 2006 | pakistan | <text:s text:c="9"/>81 |</text:p>
      <text:p text:style-name="P1">| 2006 | NULL <text:s text:c="4"/>| <text:s text:c="8"/>188 |</text:p>
      <text:p text:style-name="P1">| 2008 | china <text:s text:c="3"/>| <text:s text:c="9"/>13 |</text:p>
      <text:p text:style-name="P1">| 2008 | NULL <text:s text:c="4"/>| <text:s text:c="9"/>13 |</text:p>
      <text:p text:style-name="P1">| 2009 | china <text:s text:c="3"/>| <text:s text:c="9"/>25 |</text:p>
      <text:p text:style-name="P1">| 2009 | NULL <text:s text:c="4"/>| <text:s text:c="9"/>25 |</text:p>
      <text:p text:style-name="P1">| 2010 | china <text:s text:c="3"/>| <text:s text:c="9"/>35 |</text:p>
      <text:p text:style-name="P1">| 2010 | NULL <text:s text:c="4"/>| <text:s text:c="9"/>35 |</text:p>
      <text:p text:style-name="P1">| 2011 | china <text:s text:c="3"/>| <text:s text:c="9"/>45 |</text:p>
      <text:p text:style-name="P1">| 2011 | NULL <text:s text:c="4"/>| <text:s text:c="9"/>45 |</text:p>
      <text:p text:style-name="P1">| NULL | NULL <text:s text:c="4"/>| <text:s text:c="7"/>1229 |</text:p>
      <text:p text:style-name="P1">+------+----------+-------------+</text:p>
      <text:p text:style-name="P1">35 rows in set (0.00 sec)</text:p>
      <text:p text:style-name="P1"/>
      <text:p text:style-name="P1">mysql&gt; select Year,Country,Product,sum(Profit) from Sales group by Year,Country,Product with rollup;</text:p>
      <text:p text:style-name="P1">+------+----------+---------+-------------+</text:p>
      <text:p text:style-name="P1">| Year | Country <text:s/>| Product | sum(Profit) |</text:p>
      <text:p text:style-name="P1"><text:soft-page-break/>+------+----------+---------+-------------+</text:p>
      <text:p text:style-name="P1">| 1988 | India <text:s text:c="3"/>| milk <text:s text:c="3"/>| <text:s text:c="9"/>20 |</text:p>
      <text:p text:style-name="P1">| 1988 | India <text:s text:c="3"/>| shoes <text:s text:c="2"/>| <text:s text:c="9"/>10 |</text:p>
      <text:p text:style-name="P1">| 1988 | India <text:s text:c="3"/>| NULL <text:s text:c="3"/>| <text:s text:c="9"/>30 |</text:p>
      <text:p text:style-name="P1">| 1988 | NULL <text:s text:c="4"/>| NULL <text:s text:c="3"/>| <text:s text:c="9"/>30 |</text:p>
      <text:p text:style-name="P1">| 1990 | India <text:s text:c="3"/>| laptop <text:s/>| <text:s text:c="9"/>40 |</text:p>
      <text:p text:style-name="P1">| 1990 | India <text:s text:c="3"/>| NULL <text:s text:c="3"/>| <text:s text:c="9"/>40 |</text:p>
      <text:p text:style-name="P1">| 1990 | pakistan | ghee <text:s text:c="3"/>| <text:s text:c="9"/>29 |</text:p>
      <text:p text:style-name="P1">| 1990 | pakistan | NULL <text:s text:c="3"/>| <text:s text:c="9"/>29 |</text:p>
      <text:p text:style-name="P1">| 1990 | NULL <text:s text:c="4"/>| NULL <text:s text:c="3"/>| <text:s text:c="9"/>69 |</text:p>
      <text:p text:style-name="P1">| 1992 | India <text:s text:c="3"/>| bottle <text:s/>| <text:s text:c="9"/>54 |</text:p>
      <text:p text:style-name="P1">| 1992 | India <text:s text:c="3"/>| NULL <text:s text:c="3"/>| <text:s text:c="9"/>54 |</text:p>
      <text:p text:style-name="P1">| 1992 | Japan <text:s text:c="3"/>| milk <text:s text:c="3"/>| <text:s text:c="9"/>77 |</text:p>
      <text:p text:style-name="P1">| 1992 | Japan <text:s text:c="3"/>| mobile <text:s/>| <text:s text:c="9"/>64 |</text:p>
      <text:p text:style-name="P1">| 1992 | Japan <text:s text:c="3"/>| NULL <text:s text:c="3"/>| <text:s text:c="8"/>141 |</text:p>
      <text:p text:style-name="P1">| 1992 | NULL <text:s text:c="4"/>| NULL <text:s text:c="3"/>| <text:s text:c="8"/>195 |</text:p>
      <text:p text:style-name="P1">| 1993 | India <text:s text:c="3"/>| mobile <text:s/>| <text:s text:c="9"/>50 |</text:p>
      <text:p text:style-name="P1">| 1993 | India <text:s text:c="3"/>| NULL <text:s text:c="3"/>| <text:s text:c="9"/>50 |</text:p>
      <text:p text:style-name="P1">| 1993 | NULL <text:s text:c="4"/>| NULL <text:s text:c="3"/>| <text:s text:c="9"/>50 |</text:p>
      <text:p text:style-name="P1">| 1995 | Japan <text:s text:c="3"/>| bottle <text:s/>| <text:s text:c="9"/>66 |</text:p>
      <text:p text:style-name="P1">| 1995 | Japan <text:s text:c="3"/>| ghee <text:s text:c="3"/>| <text:s text:c="9"/>60 |</text:p>
      <text:p text:style-name="P1">| 1995 | Japan <text:s text:c="3"/>| NULL <text:s text:c="3"/>| <text:s text:c="8"/>126 |</text:p>
      <text:p text:style-name="P1">| 1995 | NULL <text:s text:c="4"/>| NULL <text:s text:c="3"/>| <text:s text:c="8"/>126 |</text:p>
      <text:p text:style-name="P1">| 1997 | Japan <text:s text:c="3"/>| laptop <text:s/>| <text:s text:c="9"/>70 |</text:p>
      <text:p text:style-name="P1">| 1997 | Japan <text:s text:c="3"/>| NULL <text:s text:c="3"/>| <text:s text:c="9"/>70 |</text:p>
      <text:p text:style-name="P1">| 1997 | NULL <text:s text:c="4"/>| NULL <text:s text:c="3"/>| <text:s text:c="9"/>70 |</text:p>
      <text:p text:style-name="P1">| 1998 | Japan <text:s text:c="3"/>| shoes <text:s text:c="2"/>| <text:s text:c="9"/>72 |</text:p>
      <text:p text:style-name="P1">| 1998 | Japan <text:s text:c="3"/>| NULL <text:s text:c="3"/>| <text:s text:c="9"/>72 |</text:p>
      <text:p text:style-name="P1">| 1998 | NULL <text:s text:c="4"/>| NULL <text:s text:c="3"/>| <text:s text:c="9"/>72 |</text:p>
      <text:p text:style-name="P1">| 2000 | pakistan | milk <text:s text:c="3"/>| <text:s text:c="9"/>80 |</text:p>
      <text:p text:style-name="P1">| 2000 | pakistan | NULL <text:s text:c="3"/>| <text:s text:c="9"/>80 |</text:p>
      <text:p text:style-name="P1">| 2000 | NULL <text:s text:c="4"/>| NULL <text:s text:c="3"/>| <text:s text:c="9"/>80 |</text:p>
      <text:p text:style-name="P1">| 2002 | India <text:s text:c="3"/>| ghee <text:s text:c="3"/>| <text:s text:c="9"/>30 |</text:p>
      <text:p text:style-name="P1">| 2002 | India <text:s text:c="3"/>| NULL <text:s text:c="3"/>| <text:s text:c="9"/>30 |</text:p>
      <text:p text:style-name="P1">| 2002 | pakistan | bottle <text:s/>| <text:s text:c="9"/>85 |</text:p>
      <text:p text:style-name="P1">| 2002 | pakistan | shoes <text:s text:c="2"/>| <text:s text:c="9"/>83 |</text:p>
      <text:p text:style-name="P1">| 2002 | pakistan | NULL <text:s text:c="3"/>| <text:s text:c="8"/>168 |</text:p>
      <text:p text:style-name="P1">| 2002 | NULL <text:s text:c="4"/>| NULL <text:s text:c="3"/>| <text:s text:c="8"/>198 |</text:p>
      <text:p text:style-name="P1">| 2005 | pakistan | mobile <text:s/>| <text:s text:c="9"/>33 |</text:p>
      <text:p text:style-name="P1">| 2005 | pakistan | NULL <text:s text:c="3"/>| <text:s text:c="9"/>33 |</text:p>
      <text:p text:style-name="P1">| 2005 | NULL <text:s text:c="4"/>| NULL <text:s text:c="3"/>| <text:s text:c="9"/>33 |</text:p>
      <text:p text:style-name="P1">| 2006 | china <text:s text:c="3"/>| ghee <text:s text:c="3"/>| <text:s text:c="9"/>15 |</text:p>
      <text:p text:style-name="P1">| 2006 | china <text:s text:c="3"/>| mobile <text:s/>| <text:s text:c="9"/>92 |</text:p>
      <text:p text:style-name="P1">| 2006 | china <text:s text:c="3"/>| NULL <text:s text:c="3"/>| <text:s text:c="8"/>107 |</text:p>
      <text:p text:style-name="P1">| 2006 | pakistan | laptop <text:s/>| <text:s text:c="9"/>81 |</text:p>
      <text:p text:style-name="P1">| 2006 | pakistan | NULL <text:s text:c="3"/>| <text:s text:c="9"/>81 |</text:p>
      <text:p text:style-name="P1">| 2006 | NULL <text:s text:c="4"/>| NULL <text:s text:c="3"/>| <text:s text:c="8"/>188 |</text:p>
      <text:p text:style-name="P1">| 2008 | china <text:s text:c="3"/>| laptop <text:s/>| <text:s text:c="9"/>13 |</text:p>
      <text:p text:style-name="P1">| 2008 | china <text:s text:c="3"/>| NULL <text:s text:c="3"/>| <text:s text:c="9"/>13 |</text:p>
      <text:p text:style-name="P1">| 2008 | NULL <text:s text:c="4"/>| NULL <text:s text:c="3"/>| <text:s text:c="9"/>13 |</text:p>
      <text:p text:style-name="P1">| 2009 | china <text:s text:c="3"/>| milk <text:s text:c="3"/>| <text:s text:c="9"/>25 |</text:p>
      <text:p text:style-name="P1">| 2009 | china <text:s text:c="3"/>| NULL <text:s text:c="3"/>| <text:s text:c="9"/>25 |</text:p>
      <text:p text:style-name="P1"><text:soft-page-break/>| 2009 | NULL <text:s text:c="4"/>| NULL <text:s text:c="3"/>| <text:s text:c="9"/>25 |</text:p>
      <text:p text:style-name="P1">| 2010 | china <text:s text:c="3"/>| bottle <text:s/>| <text:s text:c="9"/>35 |</text:p>
      <text:p text:style-name="P1">| 2010 | china <text:s text:c="3"/>| NULL <text:s text:c="3"/>| <text:s text:c="9"/>35 |</text:p>
      <text:p text:style-name="P1">| 2010 | NULL <text:s text:c="4"/>| NULL <text:s text:c="3"/>| <text:s text:c="9"/>35 |</text:p>
      <text:p text:style-name="P1">| 2011 | china <text:s text:c="3"/>| shoes <text:s text:c="2"/>| <text:s text:c="9"/>45 |</text:p>
      <text:p text:style-name="P1">| 2011 | china <text:s text:c="3"/>| NULL <text:s text:c="3"/>| <text:s text:c="9"/>45 |</text:p>
      <text:p text:style-name="P1">| 2011 | NULL <text:s text:c="4"/>| NULL <text:s text:c="3"/>| <text:s text:c="9"/>45 |</text:p>
      <text:p text:style-name="P1">| NULL | NULL <text:s text:c="4"/>| NULL <text:s text:c="3"/>| <text:s text:c="7"/>1229 |</text:p>
      <text:p text:style-name="P1">+------+----------+---------+-------------+</text:p>
      <text:p text:style-name="P1">59 rows in set (0.00 sec)</text:p>
      <text:p text:style-name="P1"/>
      <text:p text:style-name="P1"/>
      <text:p text:style-name="P1">mysql&gt; select Year,Country,Product,sum(Profit) from Sales group by Year,Country,Product;</text:p>
      <text:p text:style-name="P1">+------+----------+---------+-------------+</text:p>
      <text:p text:style-name="P1">| Year | Country <text:s/>| Product | sum(Profit) |</text:p>
      <text:p text:style-name="P1">+------+----------+---------+-------------+</text:p>
      <text:p text:style-name="P1">| 1988 | India <text:s text:c="3"/>| milk <text:s text:c="3"/>| <text:s text:c="9"/>20 |</text:p>
      <text:p text:style-name="P1">| 1988 | India <text:s text:c="3"/>| shoes <text:s text:c="2"/>| <text:s text:c="9"/>10 |</text:p>
      <text:p text:style-name="P1">| 1990 | India <text:s text:c="3"/>| laptop <text:s/>| <text:s text:c="9"/>40 |</text:p>
      <text:p text:style-name="P1">| 1990 | pakistan | ghee <text:s text:c="3"/>| <text:s text:c="9"/>29 |</text:p>
      <text:p text:style-name="P1">| 1992 | India <text:s text:c="3"/>| bottle <text:s/>| <text:s text:c="9"/>54 |</text:p>
      <text:p text:style-name="P1">| 1992 | Japan <text:s text:c="3"/>| milk <text:s text:c="3"/>| <text:s text:c="9"/>77 |</text:p>
      <text:p text:style-name="P1">| 1992 | Japan <text:s text:c="3"/>| mobile <text:s/>| <text:s text:c="9"/>64 |</text:p>
      <text:p text:style-name="P1">| 1993 | India <text:s text:c="3"/>| mobile <text:s/>| <text:s text:c="9"/>50 |</text:p>
      <text:p text:style-name="P1">| 1995 | Japan <text:s text:c="3"/>| bottle <text:s/>| <text:s text:c="9"/>66 |</text:p>
      <text:p text:style-name="P1">| 1995 | Japan <text:s text:c="3"/>| ghee <text:s text:c="3"/>| <text:s text:c="9"/>60 |</text:p>
      <text:p text:style-name="P1">| 1997 | Japan <text:s text:c="3"/>| laptop <text:s/>| <text:s text:c="9"/>70 |</text:p>
      <text:p text:style-name="P1">| 1998 | Japan <text:s text:c="3"/>| shoes <text:s text:c="2"/>| <text:s text:c="9"/>72 |</text:p>
      <text:p text:style-name="P1">| 2000 | pakistan | milk <text:s text:c="3"/>| <text:s text:c="9"/>80 |</text:p>
      <text:p text:style-name="P1">| 2002 | India <text:s text:c="3"/>| ghee <text:s text:c="3"/>| <text:s text:c="9"/>30 |</text:p>
      <text:p text:style-name="P1">| 2002 | pakistan | bottle <text:s/>| <text:s text:c="9"/>85 |</text:p>
      <text:p text:style-name="P1">| 2002 | pakistan | shoes <text:s text:c="2"/>| <text:s text:c="9"/>83 |</text:p>
      <text:p text:style-name="P1">| 2005 | pakistan | mobile <text:s/>| <text:s text:c="9"/>33 |</text:p>
      <text:p text:style-name="P1">| 2006 | china <text:s text:c="3"/>| ghee <text:s text:c="3"/>| <text:s text:c="9"/>15 |</text:p>
      <text:p text:style-name="P1">| 2006 | china <text:s text:c="3"/>| mobile <text:s/>| <text:s text:c="9"/>92 |</text:p>
      <text:p text:style-name="P1">| 2006 | pakistan | laptop <text:s/>| <text:s text:c="9"/>81 |</text:p>
      <text:p text:style-name="P1">| 2008 | china <text:s text:c="3"/>| laptop <text:s/>| <text:s text:c="9"/>13 |</text:p>
      <text:p text:style-name="P1">| 2009 | china <text:s text:c="3"/>| milk <text:s text:c="3"/>| <text:s text:c="9"/>25 |</text:p>
      <text:p text:style-name="P1">| 2010 | china <text:s text:c="3"/>| bottle <text:s/>| <text:s text:c="9"/>35 |</text:p>
      <text:p text:style-name="P1">| 2011 | china <text:s text:c="3"/>| shoes <text:s text:c="2"/>| <text:s text:c="9"/>45 |</text:p>
      <text:p text:style-name="P1">+------+----------+---------+-------------+</text:p>
      <text:p text:style-name="P1">24 rows in set (0.00 sec)</text:p>
      <text:p text:style-name="P1"/>
      <text:p text:style-name="P1"/>
      <text:p text:style-name="P1">mysql&gt; <text:s/>select Year,Country,Product,sum(Profit) from Sales group by Year,Country,Product with rollup;</text:p>
      <text:p text:style-name="P1">+------+----------+---------+-------------+</text:p>
      <text:p text:style-name="P1">| Year | Country <text:s/>| Product | sum(Profit) |</text:p>
      <text:p text:style-name="P1">+------+----------+---------+-------------+</text:p>
      <text:p text:style-name="P1">| 1988 | India <text:s text:c="3"/>| milk <text:s text:c="3"/>| <text:s text:c="9"/>20 |</text:p>
      <text:p text:style-name="P1">| 1988 | India <text:s text:c="3"/>| shoes <text:s text:c="2"/>| <text:s text:c="9"/>10 |</text:p>
      <text:p text:style-name="P1">| 1988 | India <text:s text:c="3"/>| NULL <text:s text:c="3"/>| <text:s text:c="9"/>30 |</text:p>
      <text:p text:style-name="P1"><text:soft-page-break/>| 1988 | NULL <text:s text:c="4"/>| NULL <text:s text:c="3"/>| <text:s text:c="9"/>30 |</text:p>
      <text:p text:style-name="P1">| 1990 | India <text:s text:c="3"/>| laptop <text:s/>| <text:s text:c="9"/>40 |</text:p>
      <text:p text:style-name="P1">| 1990 | India <text:s text:c="3"/>| NULL <text:s text:c="3"/>| <text:s text:c="9"/>40 |</text:p>
      <text:p text:style-name="P1">| 1990 | pakistan | ghee <text:s text:c="3"/>| <text:s text:c="9"/>29 |</text:p>
      <text:p text:style-name="P1">| 1990 | pakistan | NULL <text:s text:c="3"/>| <text:s text:c="9"/>29 |</text:p>
      <text:p text:style-name="P1">| 1990 | NULL <text:s text:c="4"/>| NULL <text:s text:c="3"/>| <text:s text:c="9"/>69 |</text:p>
      <text:p text:style-name="P1">| 1992 | India <text:s text:c="3"/>| bottle <text:s/>| <text:s text:c="9"/>54 |</text:p>
      <text:p text:style-name="P1">| 1992 | India <text:s text:c="3"/>| NULL <text:s text:c="3"/>| <text:s text:c="9"/>54 |</text:p>
      <text:p text:style-name="P1">| 1992 | Japan <text:s text:c="3"/>| milk <text:s text:c="3"/>| <text:s text:c="9"/>77 |</text:p>
      <text:p text:style-name="P1">| 1992 | Japan <text:s text:c="3"/>| mobile <text:s/>| <text:s text:c="9"/>64 |</text:p>
      <text:p text:style-name="P1">| 1992 | Japan <text:s text:c="3"/>| NULL <text:s text:c="3"/>| <text:s text:c="8"/>141 |</text:p>
      <text:p text:style-name="P1">| 1992 | NULL <text:s text:c="4"/>| NULL <text:s text:c="3"/>| <text:s text:c="8"/>195 |</text:p>
      <text:p text:style-name="P1">| 1993 | India <text:s text:c="3"/>| mobile <text:s/>| <text:s text:c="9"/>50 |</text:p>
      <text:p text:style-name="P1">| 1993 | India <text:s text:c="3"/>| NULL <text:s text:c="3"/>| <text:s text:c="9"/>50 |</text:p>
      <text:p text:style-name="P1">| 1993 | NULL <text:s text:c="4"/>| NULL <text:s text:c="3"/>| <text:s text:c="9"/>50 |</text:p>
      <text:p text:style-name="P1">| 1995 | Japan <text:s text:c="3"/>| bottle <text:s/>| <text:s text:c="9"/>66 |</text:p>
      <text:p text:style-name="P1">| 1995 | Japan <text:s text:c="3"/>| ghee <text:s text:c="3"/>| <text:s text:c="9"/>60 |</text:p>
      <text:p text:style-name="P1">| 1995 | Japan <text:s text:c="3"/>| NULL <text:s text:c="3"/>| <text:s text:c="8"/>126 |</text:p>
      <text:p text:style-name="P1">| 1995 | NULL <text:s text:c="4"/>| NULL <text:s text:c="3"/>| <text:s text:c="8"/>126 |</text:p>
      <text:p text:style-name="P1">| 1997 | Japan <text:s text:c="3"/>| laptop <text:s/>| <text:s text:c="9"/>70 |</text:p>
      <text:p text:style-name="P1">| 1997 | Japan <text:s text:c="3"/>| NULL <text:s text:c="3"/>| <text:s text:c="9"/>70 |</text:p>
      <text:p text:style-name="P1">| 1997 | NULL <text:s text:c="4"/>| NULL <text:s text:c="3"/>| <text:s text:c="9"/>70 |</text:p>
      <text:p text:style-name="P1">| 1998 | Japan <text:s text:c="3"/>| shoes <text:s text:c="2"/>| <text:s text:c="9"/>72 |</text:p>
      <text:p text:style-name="P1">| 1998 | Japan <text:s text:c="3"/>| NULL <text:s text:c="3"/>| <text:s text:c="9"/>72 |</text:p>
      <text:p text:style-name="P1">| 1998 | NULL <text:s text:c="4"/>| NULL <text:s text:c="3"/>| <text:s text:c="9"/>72 |</text:p>
      <text:p text:style-name="P1">| 2000 | pakistan | milk <text:s text:c="3"/>| <text:s text:c="9"/>80 |</text:p>
      <text:p text:style-name="P1">| 2000 | pakistan | NULL <text:s text:c="3"/>| <text:s text:c="9"/>80 |</text:p>
      <text:p text:style-name="P1">| 2000 | NULL <text:s text:c="4"/>| NULL <text:s text:c="3"/>| <text:s text:c="9"/>80 |</text:p>
      <text:p text:style-name="P1">| 2002 | India <text:s text:c="3"/>| ghee <text:s text:c="3"/>| <text:s text:c="9"/>30 |</text:p>
      <text:p text:style-name="P1">| 2002 | India <text:s text:c="3"/>| NULL <text:s text:c="3"/>| <text:s text:c="9"/>30 |</text:p>
      <text:p text:style-name="P1">| 2002 | pakistan | bottle <text:s/>| <text:s text:c="9"/>85 |</text:p>
      <text:p text:style-name="P1">| 2002 | pakistan | shoes <text:s text:c="2"/>| <text:s text:c="9"/>83 |</text:p>
      <text:p text:style-name="P1">| 2002 | pakistan | NULL <text:s text:c="3"/>| <text:s text:c="8"/>168 |</text:p>
      <text:p text:style-name="P1">| 2002 | NULL <text:s text:c="4"/>| NULL <text:s text:c="3"/>| <text:s text:c="8"/>198 |</text:p>
      <text:p text:style-name="P1">| 2005 | pakistan | mobile <text:s/>| <text:s text:c="9"/>33 |</text:p>
      <text:p text:style-name="P1">| 2005 | pakistan | NULL <text:s text:c="3"/>| <text:s text:c="9"/>33 |</text:p>
      <text:p text:style-name="P1">| 2005 | NULL <text:s text:c="4"/>| NULL <text:s text:c="3"/>| <text:s text:c="9"/>33 |</text:p>
      <text:p text:style-name="P1">| 2006 | china <text:s text:c="3"/>| ghee <text:s text:c="3"/>| <text:s text:c="9"/>15 |</text:p>
      <text:p text:style-name="P1">| 2006 | china <text:s text:c="3"/>| mobile <text:s/>| <text:s text:c="9"/>92 |</text:p>
      <text:p text:style-name="P1">| 2006 | china <text:s text:c="3"/>| NULL <text:s text:c="3"/>| <text:s text:c="8"/>107 |</text:p>
      <text:p text:style-name="P1">| 2006 | pakistan | laptop <text:s/>| <text:s text:c="9"/>81 |</text:p>
      <text:p text:style-name="P1">| 2006 | pakistan | NULL <text:s text:c="3"/>| <text:s text:c="9"/>81 |</text:p>
      <text:p text:style-name="P1">| 2006 | NULL <text:s text:c="4"/>| NULL <text:s text:c="3"/>| <text:s text:c="8"/>188 |</text:p>
      <text:p text:style-name="P1">| 2008 | china <text:s text:c="3"/>| laptop <text:s/>| <text:s text:c="9"/>13 |</text:p>
      <text:p text:style-name="P1">| 2008 | china <text:s text:c="3"/>| NULL <text:s text:c="3"/>| <text:s text:c="9"/>13 |</text:p>
      <text:p text:style-name="P1">| 2008 | NULL <text:s text:c="4"/>| NULL <text:s text:c="3"/>| <text:s text:c="9"/>13 |</text:p>
      <text:p text:style-name="P1">| 2009 | china <text:s text:c="3"/>| milk <text:s text:c="3"/>| <text:s text:c="9"/>25 |</text:p>
      <text:p text:style-name="P1">| 2009 | china <text:s text:c="3"/>| NULL <text:s text:c="3"/>| <text:s text:c="9"/>25 |</text:p>
      <text:p text:style-name="P1">| 2009 | NULL <text:s text:c="4"/>| NULL <text:s text:c="3"/>| <text:s text:c="9"/>25 |</text:p>
      <text:p text:style-name="P1">| 2010 | china <text:s text:c="3"/>| bottle <text:s/>| <text:s text:c="9"/>35 |</text:p>
      <text:p text:style-name="P1">| 2010 | china <text:s text:c="3"/>| NULL <text:s text:c="3"/>| <text:s text:c="9"/>35 |</text:p>
      <text:p text:style-name="P1">| 2010 | NULL <text:s text:c="4"/>| NULL <text:s text:c="3"/>| <text:s text:c="9"/>35 |</text:p>
      <text:p text:style-name="P1"><text:soft-page-break/>| 2011 | china <text:s text:c="3"/>| shoes <text:s text:c="2"/>| <text:s text:c="9"/>45 |</text:p>
      <text:p text:style-name="P1">| 2011 | china <text:s text:c="3"/>| NULL <text:s text:c="3"/>| <text:s text:c="9"/>45 |</text:p>
      <text:p text:style-name="P1">| 2011 | NULL <text:s text:c="4"/>| NULL <text:s text:c="3"/>| <text:s text:c="9"/>45 |</text:p>
      <text:p text:style-name="P1">| NULL | NULL <text:s text:c="4"/>| NULL <text:s text:c="3"/>| <text:s text:c="7"/>1229 |</text:p>
      <text:p text:style-name="P1">+------+----------+---------+-------------+</text:p>
      <text:p text:style-name="P1">59 rows in set (0.00 sec)</text:p>
      <text:p text:style-name="P1"/>
      <text:p text:style-name="P1">mysql&gt; select * from Sales where Year=2011;</text:p>
      <text:p text:style-name="P1">+------+---------+---------+--------+</text:p>
      <text:p text:style-name="P1">| Year | Country | Product | Profit |</text:p>
      <text:p text:style-name="P1">+------+---------+---------+--------+</text:p>
      <text:p text:style-name="P1">| 2011 | china <text:s text:c="2"/>| shoes <text:s text:c="2"/>| 45 <text:s text:c="4"/>|</text:p>
      <text:p text:style-name="P1">+------+---------+---------+--------+</text:p>
      <text:p text:style-name="P1">1 row in set (0.00 sec)</text:p>
      <text:p text:style-name="P1"/>
      <text:p text:style-name="P1">mysql&gt; select Year,Country,Product <text:s/>from Sales where Country='India' or 'pakistan' and year=1990 group by Year,Country,Product with rollup;</text:p>
      <text:p text:style-name="P1">+------+---------+---------+</text:p>
      <text:p text:style-name="P1">| Year | Country | Product |</text:p>
      <text:p text:style-name="P1">+------+---------+---------+</text:p>
      <text:p text:style-name="P1">| 1988 | India <text:s text:c="2"/>| milk <text:s text:c="3"/>|</text:p>
      <text:p text:style-name="P1">| 1988 | India <text:s text:c="2"/>| shoes <text:s text:c="2"/>|</text:p>
      <text:p text:style-name="P1">| 1988 | India <text:s text:c="2"/>| NULL <text:s text:c="3"/>|</text:p>
      <text:p text:style-name="P1">| 1988 | NULL <text:s text:c="3"/>| NULL <text:s text:c="3"/>|</text:p>
      <text:p text:style-name="P1">| 1990 | India <text:s text:c="2"/>| laptop <text:s/>|</text:p>
      <text:p text:style-name="P1">| 1990 | India <text:s text:c="2"/>| NULL <text:s text:c="3"/>|</text:p>
      <text:p text:style-name="P1">| 1990 | NULL <text:s text:c="3"/>| NULL <text:s text:c="3"/>|</text:p>
      <text:p text:style-name="P1">| 1992 | India <text:s text:c="2"/>| bottle <text:s/>|</text:p>
      <text:p text:style-name="P1">| 1992 | India <text:s text:c="2"/>| NULL <text:s text:c="3"/>|</text:p>
      <text:p text:style-name="P1">| 1992 | NULL <text:s text:c="3"/>| NULL <text:s text:c="3"/>|</text:p>
      <text:p text:style-name="P1">| 1993 | India <text:s text:c="2"/>| mobile <text:s/>|</text:p>
      <text:p text:style-name="P1">| 1993 | India <text:s text:c="2"/>| NULL <text:s text:c="3"/>|</text:p>
      <text:p text:style-name="P1">| 1993 | NULL <text:s text:c="3"/>| NULL <text:s text:c="3"/>|</text:p>
      <text:p text:style-name="P1">| 2002 | India <text:s text:c="2"/>| ghee <text:s text:c="3"/>|</text:p>
      <text:p text:style-name="P1">| 2002 | India <text:s text:c="2"/>| NULL <text:s text:c="3"/>|</text:p>
      <text:p text:style-name="P1">| 2002 | NULL <text:s text:c="3"/>| NULL <text:s text:c="3"/>|</text:p>
      <text:p text:style-name="P1">| NULL | NULL <text:s text:c="3"/>| NULL <text:s text:c="3"/>|</text:p>
      <text:p text:style-name="P1">+------+---------+---------+</text:p>
      <text:p text:style-name="P1">17 rows in set, 1 warning (0.00 sec)</text:p>
      <text:p text:style-name="P1"/>
      <text:p text:style-name="P1">mysql&gt; select Year,Country,Product <text:s/>from Sales where Country='India' or 'china' and year=1990 or 2011 and Product='mobile' or 'laptop' <text:s/>group by Year,Country,Product with rollup;</text:p>
      <text:p text:style-name="P1">+------+----------+---------+</text:p>
      <text:p text:style-name="P1">| Year | Country <text:s/>| Product |</text:p>
      <text:p text:style-name="P1">+------+----------+---------+</text:p>
      <text:p text:style-name="P1">| 1988 | India <text:s text:c="3"/>| milk <text:s text:c="3"/>|</text:p>
      <text:p text:style-name="P1">| 1988 | India <text:s text:c="3"/>| shoes <text:s text:c="2"/>|</text:p>
      <text:p text:style-name="P1">| 1988 | India <text:s text:c="3"/>| NULL <text:s text:c="3"/>|</text:p>
      <text:p text:style-name="P1">| 1988 | NULL <text:s text:c="4"/>| NULL <text:s text:c="3"/>|</text:p>
      <text:p text:style-name="P1">| 1990 | India <text:s text:c="3"/>| laptop <text:s/>|</text:p>
      <text:p text:style-name="P1">| 1990 | India <text:s text:c="3"/>| NULL <text:s text:c="3"/>|</text:p>
      <text:p text:style-name="P1">| 1990 | NULL <text:s text:c="4"/>| NULL <text:s text:c="3"/>|</text:p>
      <text:p text:style-name="P1"><text:soft-page-break/>| 1992 | India <text:s text:c="3"/>| bottle <text:s/>|</text:p>
      <text:p text:style-name="P1">| 1992 | India <text:s text:c="3"/>| NULL <text:s text:c="3"/>|</text:p>
      <text:p text:style-name="P1">| 1992 | Japan <text:s text:c="3"/>| mobile <text:s/>|</text:p>
      <text:p text:style-name="P1">| 1992 | Japan <text:s text:c="3"/>| NULL <text:s text:c="3"/>|</text:p>
      <text:p text:style-name="P1">| 1992 | NULL <text:s text:c="4"/>| NULL <text:s text:c="3"/>|</text:p>
      <text:p text:style-name="P1">| 1993 | India <text:s text:c="3"/>| mobile <text:s/>|</text:p>
      <text:p text:style-name="P1">| 1993 | India <text:s text:c="3"/>| NULL <text:s text:c="3"/>|</text:p>
      <text:p text:style-name="P1">| 1993 | NULL <text:s text:c="4"/>| NULL <text:s text:c="3"/>|</text:p>
      <text:p text:style-name="P1">| 2002 | India <text:s text:c="3"/>| ghee <text:s text:c="3"/>|</text:p>
      <text:p text:style-name="P1">| 2002 | India <text:s text:c="3"/>| NULL <text:s text:c="3"/>|</text:p>
      <text:p text:style-name="P1">| 2002 | NULL <text:s text:c="4"/>| NULL <text:s text:c="3"/>|</text:p>
      <text:p text:style-name="P1">| 2005 | pakistan | mobile <text:s/>|</text:p>
      <text:p text:style-name="P1">| 2005 | pakistan | NULL <text:s text:c="3"/>|</text:p>
      <text:p text:style-name="P1">| 2005 | NULL <text:s text:c="4"/>| NULL <text:s text:c="3"/>|</text:p>
      <text:p text:style-name="P1">| 2006 | china <text:s text:c="3"/>| mobile <text:s/>|</text:p>
      <text:p text:style-name="P1">| 2006 | china <text:s text:c="3"/>| NULL <text:s text:c="3"/>|</text:p>
      <text:p text:style-name="P1">| 2006 | NULL <text:s text:c="4"/>| NULL <text:s text:c="3"/>|</text:p>
      <text:p text:style-name="P1">| NULL | NULL <text:s text:c="4"/>| NULL <text:s text:c="3"/>|</text:p>
      <text:p text:style-name="P1">+------+----------+---------+</text:p>
      <text:p text:style-name="P1">25 rows in set, 2 warnings (0.00 sec)</text:p>
      <text:p text:style-name="P1"/>
      <text:p text:style-name="P1"/>
      <text:p text:style-name="P1">mysql&gt; select * from Sales where Country='India' or 'china' and year=1990 or 2011 and Product='mobile' or 'laptop' <text:s/>group by Year,Country,Product;</text:p>
      <text:p text:style-name="P1">+------+----------+---------+--------+</text:p>
      <text:p text:style-name="P1">| Year | Country <text:s/>| Product | Profit |</text:p>
      <text:p text:style-name="P1">+------+----------+---------+--------+</text:p>
      <text:p text:style-name="P1">| 1988 | India <text:s text:c="3"/>| milk <text:s text:c="3"/>| 20 <text:s text:c="4"/>|</text:p>
      <text:p text:style-name="P1">| 1988 | India <text:s text:c="3"/>| shoes <text:s text:c="2"/>| 10 <text:s text:c="4"/>|</text:p>
      <text:p text:style-name="P1">| 1990 | India <text:s text:c="3"/>| laptop <text:s/>| 40 <text:s text:c="4"/>|</text:p>
      <text:p text:style-name="P1">| 1992 | India <text:s text:c="3"/>| bottle <text:s/>| 54 <text:s text:c="4"/>|</text:p>
      <text:p text:style-name="P1">| 1992 | Japan <text:s text:c="3"/>| mobile <text:s/>| 64 <text:s text:c="4"/>|</text:p>
      <text:p text:style-name="P1">| 1993 | India <text:s text:c="3"/>| mobile <text:s/>| 50 <text:s text:c="4"/>|</text:p>
      <text:p text:style-name="P1">| 2002 | India <text:s text:c="3"/>| ghee <text:s text:c="3"/>| 30 <text:s text:c="4"/>|</text:p>
      <text:p text:style-name="P1">| 2005 | pakistan | mobile <text:s/>| 33 <text:s text:c="4"/>|</text:p>
      <text:p text:style-name="P1">| 2006 | china <text:s text:c="3"/>| mobile <text:s/>| 92 <text:s text:c="4"/>|</text:p>
      <text:p text:style-name="P1">+------+----------+---------+--------+</text:p>
      <text:p text:style-name="P1">9 rows in set, 2 warnings (0.00 sec)</text:p>
      <text:p text:style-name="P1"/>
      <text:p text:style-name="P1">mysql&gt; select distinct(Product) from Sales;</text:p>
      <text:p text:style-name="P1">+---------+</text:p>
      <text:p text:style-name="P1">| Product |</text:p>
      <text:p text:style-name="P1">+---------+</text:p>
      <text:p text:style-name="P1">| milk <text:s text:c="3"/>|</text:p>
      <text:p text:style-name="P1">| shoes <text:s text:c="2"/>|</text:p>
      <text:p text:style-name="P1">| laptop <text:s/>|</text:p>
      <text:p text:style-name="P1">| ghee <text:s text:c="3"/>|</text:p>
      <text:p text:style-name="P1">| bottle <text:s/>|</text:p>
      <text:p text:style-name="P1">| mobile <text:s/>|</text:p>
      <text:p text:style-name="P1">+---------+</text:p>
      <text:p text:style-name="P1">6 rows in set (0.04 sec)</text:p>
      <text:p text:style-name="P1"/>
      <text:p text:style-name="P1"><text:soft-page-break/>mysql&gt; select Country,</text:p>
      <text:p text:style-name="P1"><text:s text:c="4"/>-&gt; sum(if(Product='milk',Profit,NULL)) as 'MILK',</text:p>
      <text:p text:style-name="P1"><text:s text:c="4"/>-&gt; sum(if(Product='shoes',Profit,NULL)) as 'SHOES',</text:p>
      <text:p text:style-name="P1"><text:s text:c="4"/>-&gt; sum(if(Product='laptop',Profit,NULL)) as 'LAPTOP',</text:p>
      <text:p text:style-name="P1"><text:s text:c="4"/>-&gt; sum(if(Product='ghee',Profit,NULL)) as 'GHEE',</text:p>
      <text:p text:style-name="P1"><text:s text:c="4"/>-&gt; sum(if(Product='bottle',Profit,NULL)) as 'BOTTLE',</text:p>
      <text:p text:style-name="P1"><text:s text:c="4"/>-&gt; sum(if(Product='mobile',Profit,NULL)) as 'MOBILE' from Sales group by Country;</text:p>
      <text:p text:style-name="P1">+----------+------+-------+--------+------+--------+--------+</text:p>
      <text:p text:style-name="P1">| Country <text:s/>| MILK | SHOES | LAPTOP | GHEE | BOTTLE | MOBILE |</text:p>
      <text:p text:style-name="P1">+----------+------+-------+--------+------+--------+--------+</text:p>
      <text:p text:style-name="P1">| china <text:s text:c="3"/>| <text:s text:c="2"/>25 | <text:s text:c="3"/>45 | <text:s text:c="4"/>13 | <text:s text:c="2"/>15 | <text:s text:c="4"/>35 | <text:s text:c="4"/>92 |</text:p>
      <text:p text:style-name="P1">| India <text:s text:c="3"/>| <text:s text:c="2"/>20 | <text:s text:c="3"/>10 | <text:s text:c="4"/>40 | <text:s text:c="2"/>30 | <text:s text:c="4"/>54 | <text:s text:c="4"/>50 |</text:p>
      <text:p text:style-name="P1">| Japan <text:s text:c="3"/>| <text:s text:c="2"/>77 | <text:s text:c="3"/>72 | <text:s text:c="4"/>70 | <text:s text:c="2"/>60 | <text:s text:c="4"/>66 | <text:s text:c="4"/>64 |</text:p>
      <text:p text:style-name="P1">| pakistan | <text:s text:c="2"/>80 | <text:s text:c="3"/>83 | <text:s text:c="4"/>81 | <text:s text:c="2"/>29 | <text:s text:c="4"/>85 | <text:s text:c="4"/>33 |</text:p>
      <text:p text:style-name="P1">+----------+------+-------+--------+------+--------+--------+</text:p>
      <text:p text:style-name="P1">4 rows in set (0.00 sec)</text:p>
      <text:p text:style-name="P1"/>
      <text:p text:style-name="P3">mysql&gt; select Country as '', sum(if(Product='milk',Profit,NULL)) as 'MILK', sum(if(Product='shoes',Profit,NULL)) as 'SHOES', sum(if(Product='laptop',Profit,NULL)) as 'LAPTOP', sum(if(Product='ghee',Profit,NULL)) as 'GHEE', sum(if(Product='bottle',Profit,NULL)) as 'BOTTLE', sum(if(Product='mobile',Profit,NULL)) as 'MOBILE' from Sales group by Country;</text:p>
      <text:p text:style-name="P3">+----------+------+-------+--------+------+--------+--------+</text:p>
      <text:p text:style-name="P3">| <text:s text:c="9"/>| MILK | SHOES | LAPTOP | GHEE | BOTTLE | MOBILE |</text:p>
      <text:p text:style-name="P3">+----------+------+-------+--------+------+--------+--------+</text:p>
      <text:p text:style-name="P3">| china <text:s text:c="3"/>| <text:s text:c="2"/>25 | <text:s text:c="3"/>45 | <text:s text:c="4"/>13 | <text:s text:c="2"/>15 | <text:s text:c="4"/>35 | <text:s text:c="4"/>92 |</text:p>
      <text:p text:style-name="P3">| India <text:s text:c="3"/>| <text:s text:c="2"/>20 | <text:s text:c="3"/>10 | <text:s text:c="4"/>40 | <text:s text:c="2"/>30 | <text:s text:c="4"/>54 | <text:s text:c="4"/>50 |</text:p>
      <text:p text:style-name="P3">| Japan <text:s text:c="3"/>| <text:s text:c="2"/>77 | <text:s text:c="3"/>72 | <text:s text:c="4"/>70 | <text:s text:c="2"/>60 | <text:s text:c="4"/>66 | <text:s text:c="4"/>64 |</text:p>
      <text:p text:style-name="P3">| pakistan | <text:s text:c="2"/>80 | <text:s text:c="3"/>83 | <text:s text:c="4"/>81 | <text:s text:c="2"/>29 | <text:s text:c="4"/>85 | <text:s text:c="4"/>33 |</text:p>
      <text:p text:style-name="P3">+----------+------+-------+--------+------+--------+--------+</text:p>
      <text:p text:style-name="P3">4 rows in set (0.00 sec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8:21:00.414173911</meta:creation-date>
    <dc:date>2019-04-01T18:33:56.598821903</dc:date>
    <meta:editing-duration>PT12M5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2" meta:paragraph-count="509" meta:word-count="3833" meta:character-count="21494" meta:non-whitespace-character-count="14894"/>
  </office:meta>
</office:document-meta>
</file>